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New York Extra Large" svg:font-family="'New York Extra Large'" style:font-adornments="Regular" style:font-pitch="variable"/>
    <style:font-face style:name="OpenSymbol" svg:font-family="OpenSymbol" style:font-charset="x-symbol"/>
    <style:font-face style:name="Tahoma" svg:font-family="Tahoma" style:font-family-generic="system" style:font-pitch="variable"/>
  </office:font-face-decls>
  <office:automatic-styles>
    <style:style style:name="P1" style:family="paragraph" style:parent-style-name="Text_20_body">
      <style:text-properties officeooo:rsid="00229b49" officeooo:paragraph-rsid="00229b49"/>
    </style:style>
    <style:style style:name="P2" style:family="paragraph" style:parent-style-name="Text_20_body">
      <style:text-properties officeooo:rsid="0028c4f2" officeooo:paragraph-rsid="0028c4f2"/>
    </style:style>
    <style:style style:name="P3" style:family="paragraph" style:parent-style-name="Heading_20_1">
      <style:text-properties officeooo:rsid="00229b49" officeooo:paragraph-rsid="00229b49"/>
    </style:style>
    <style:style style:name="P4" style:family="paragraph" style:parent-style-name="Heading_20_1">
      <style:text-properties officeooo:rsid="0028c4f2" officeooo:paragraph-rsid="0028c4f2"/>
    </style:style>
    <style:style style:name="P5" style:family="paragraph" style:parent-style-name="List" style:list-style-name="L1"/>
    <style:style style:name="T1" style:family="text">
      <style:text-properties officeooo:rsid="00229b49"/>
    </style:style>
    <style:style style:name="T2" style:family="text">
      <style:text-properties fo:font-weight="normal" style:font-weight-asian="normal" style:font-weight-complex="normal"/>
    </style:style>
    <style:style style:name="T3" style:family="text">
      <style:text-properties style:text-line-through-style="solid" style:text-line-through-type="single" fo:font-weight="normal" style:font-weight-asian="normal" style:font-weight-complex="normal"/>
    </style:style>
    <style:style style:name="T4" style:family="text">
      <style:text-properties style:text-line-through-style="none" style:text-line-through-type="none" fo:font-weight="normal" style:font-weight-asian="normal" style:font-weight-complex="normal"/>
    </style:style>
    <style:style style:name="T5" style:family="text">
      <style:text-properties officeooo:rsid="00263887"/>
    </style:style>
    <style:style style:name="T6" style:family="text">
      <style:text-properties officeooo:rsid="00283516"/>
    </style:style>
    <style:style style:name="T7" style:family="text">
      <style:text-properties officeooo:rsid="002a8716"/>
    </style:style>
    <style:style style:name="T8" style:family="text">
      <style:text-properties style:text-position="super 58%" officeooo:rsid="002a8716"/>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he ZAGATHON</text:h>
      <text:p text:style-name="P1">Interested in ZAG!? Submit to the ZAGATHON! Our annual lit mag zine. To be printed in large magazine format, featuring the best drawings, photographs, prose, poetry, essays, rants, comics, editorials, sheet music, conceptual<text:span text:style-name="T2"> art, book reviews, short stage plays, e</text:span><text:span text:style-name="Strong_20_Emphasis"><text:span text:style-name="T2">pistolary, haiku, jokes, memoirs, interactive fiction, social commentary, recipes, </text:span></text:span><text:span text:style-name="Strong_20_Emphasis"><text:span text:style-name="T3">plagiarism</text:span></text:span><text:span text:style-name="Strong_20_Emphasis"><text:span text:style-name="T4">, mythology, </text:span></text:span><text:span text:style-name="Strong_20_Emphasis"><text:span text:style-name="T2">open mic highlights, spoof adverts, sports analysis, original characters, exquisite corpses, young wine, fan art, listicals, lyrics, riddles, puzzles, haibun, micro plays, micro plastics, credit card information, social security numbers, and anonymous love notes.</text:span></text:span></text:p>
      <text:h text:style-name="Heading_20_2" text:outline-level="2"><text:span text:style-name="Strong_20_Emphasis"><text:span text:style-name="T1">Submission</text:span></text:span><text:span text:style-name="Strong_20_Emphasis"> Guidelines</text:span></text:h>
      <text:list text:style-name="L1">
        <text:list-item>
          <text:p text:style-name="P5">Send your submission before 2024/0<text:span text:style-name="T6">3</text:span>/XX at 23:59. (deadline pending. Check our Discord or Instagram for details)</text:p>
        </text:list-item>
        <text:list-item>
          <text:p text:style-name="P5">Send your submission via email to zineactiongroupzag@gmail.com, with the exact phrase “Zagathon 2024” somewhere in the subject line.</text:p>
        </text:list-item>
        <text:list-item>
          <text:p text:style-name="P5">Submissions must be in an approved file format:</text:p>
          <text:list>
            <text:list-item>
              <text:p text:style-name="P5">For images: png (preferred), jpg, or pdf.</text:p>
            </text:list-item>
            <text:list-item>
              <text:p text:style-name="P5">For text: odt, docx, txt, md, or pdf.</text:p>
            </text:list-item>
          </text:list>
        </text:list-item>
        <text:list-item>
          <text:p text:style-name="P5"><text:span text:style-name="T1">B</text:span>e sure to include the names/tags you want to be credited with, and the title of your piece.</text:p>
        </text:list-item>
        <text:list-item>
          <text:p text:style-name="P5">Reach out via email or Discord with any questions!</text:p>
        </text:list-item>
      </text:list>
      <text:h text:style-name="P4" text:outline-level="1">In Person Zining In February</text:h>
      <text:p text:style-name="P2">See socials for updates <text:span text:style-name="T7">&amp; info</text:span>: we’re hosting a no experience required zine event! <text:span text:style-name="T7">February 16</text:span><text:span text:style-name="T8">th</text:span><text:span text:style-name="T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New York Extra Large" svg:font-family="'New York Extra Large'" style:font-adornments="Regular"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ew York Extra Large" fo:font-family="'New York Extra Large'" style:font-style-name="Regular" style:font-pitch="variable"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00%" style:page-number="auto"/>
      <style:text-properties style:font-name="Georgia" fo:font-family="Georgia" style:font-style-name="Regular" style:font-family-generic="roman" style:font-pitch="variable"/>
    </style:style>
    <style:style style:name="List" style:family="paragraph" style:parent-style-name="Text_20_body" style:class="list">
      <style:paragraph-properties fo:margin-top="0in" fo:margin-bottom="0.1in" style:contextual-spacing="true"/>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in" fo:margin-bottom="0.0799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in" fo:margin-bottom="0.0799in" style:contextual-spacing="false"/>
      <style:text-properties fo:font-size="16pt" fo:font-weight="600" style:font-size-asian="16pt" style:font-weight-asian="bold" style:font-size-complex="16pt" style:font-weight-complex="60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5in" fo:page-height="8.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0T15:47:10.022210384</meta:creation-date>
    <dc:date>2024-01-15T16:19:57.458360183</dc:date>
    <meta:editing-duration>P2DT8H1M56S</meta:editing-duration>
    <meta:editing-cycles>10</meta:editing-cycles>
    <meta:generator>LibreOffice/7.5.9.2$Linux_X86_64 LibreOffice_project/50$Build-2</meta:generator>
    <meta:document-statistic meta:table-count="0" meta:image-count="0" meta:object-count="0" meta:page-count="1" meta:paragraph-count="12" meta:word-count="200" meta:character-count="1308" meta:non-whitespace-character-count="1127"/>
  </office:meta>
</office:document-meta>
</file>